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400000003002397F3FC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02cm" draw:marker-start-width="0.352cm" draw:marker-end-width="0.352cm" draw:textarea-horizontal-align="center" fo:padding-top="0.175cm" fo:padding-bottom="0.175cm" fo:padding-left="0.3cm" fo:padding-right="0.3cm"/>
    </style:style>
    <style:style style:name="gr4" style:family="graphic" style:parent-style-name="objectwithoutfill">
      <style:graphic-properties svg:stroke-width="0.051cm" draw:marker-start-width="0.276cm" draw:marker-end-width="0.276cm" draw:fill="none" draw:textarea-horizontal-align="center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4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2cm"/>
    </style:style>
    <style:style style:name="pr4" style:family="presentation" style:parent-style-name="TWU_20_Slide-title">
      <style:graphic-properties fo:min-height="1.808cm"/>
    </style:style>
    <style:style style:name="pr5" style:family="presentation" style:parent-style-name="TWU_20_Slide-outline1">
      <style:graphic-properties fo:min-height="15.734cm"/>
    </style:style>
    <style:style style:name="pr6" style:family="presentation" style:parent-style-name="TWU_20_Slide-notes">
      <style:graphic-properties draw:fill-color="#ffffff" draw:auto-grow-height="true" fo:min-height="12.572cm"/>
    </style:style>
    <style:style style:name="pr7" style:family="presentation" style:parent-style-name="TWU_20_Slide-outline1">
      <style:graphic-properties fo:min-height="2.676cm"/>
    </style:style>
    <style:style style:name="pr8" style:family="presentation" style:parent-style-name="TWU_20_Slide-outline1">
      <style:graphic-properties fo:min-height="2.898cm"/>
    </style:style>
    <style:style style:name="pr9" style:family="presentation" style:parent-style-name="TWU_20_Slide-outline1">
      <style:graphic-properties fo:min-height="1.271cm"/>
    </style:style>
    <style:style style:name="pr10" style:family="presentation" style:parent-style-name="TWU_20_Slide-title">
      <style:graphic-properties draw:auto-grow-height="true" fo:min-height="1.808cm"/>
    </style:style>
    <style:style style:name="pr11" style:family="presentation" style:parent-style-name="TWU_20_Slide-outline1">
      <style:graphic-properties draw:auto-grow-height="true" fo:min-height="7.504cm"/>
    </style:style>
    <style:style style:name="pr12" style:family="presentation" style:parent-style-name="TWU_20_Slide-outline1">
      <style:graphic-properties fo:min-height="1.615cm"/>
    </style:style>
    <style:style style:name="co1" style:family="table-column">
      <style:table-column-properties style:column-width="2.819cm" style:use-optimal-column-width="false"/>
    </style:style>
    <style:style style:name="co2" style:family="table-column">
      <style:table-column-properties style:column-width="2.823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draw:fill="none" style:repeat="repeat" draw:textarea-vertical-align="middle"/>
      <style:paragraph-properties fo:text-align="center" fo:border="0.03pt solid #ffffff"/>
      <style:text-properties fo:color="#ffffff" fo:font-family="'Lucida Sans'" style:font-family-generic="swiss" fo:font-size="20pt" fo:font-weight="bold" style:font-size-asian="20pt" style:font-weight-asian="bold" style:font-size-complex="20pt" style:font-weight-complex="bold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margin-top="0cm" fo:margin-bottom="0.38cm" fo:text-indent="0cm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text-properties fo:font-size="16pt"/>
    </style:style>
    <style:style style:name="P7" style:family="paragraph">
      <style:text-properties fo:font-style="italic" style:font-style-asian="italic" style:font-style-complex="italic"/>
    </style:style>
    <style:style style:name="T1" style:family="text">
      <style:text-properties fo:color="#ff9966" style:text-position="0% 100%" fo:font-size="16pt" fo:font-weight="bold" style:font-size-asian="18pt" style:font-weight-asian="bold" style:font-size-complex="18pt" style:font-weight-complex="bold"/>
    </style:style>
    <style:style style:name="T2" style:family="text">
      <style:text-properties fo:font-size="24pt" style:font-size-asian="26pt" style:font-size-complex="26pt"/>
    </style:style>
    <style:style style:name="T3" style:family="text">
      <style:text-properties fo:color="#ffff00" fo:font-size="24pt" style:font-size-asian="26pt" style:font-size-complex="26pt"/>
    </style:style>
    <style:style style:name="T4" style:family="text">
      <style:text-properties fo:color="#ffff00" style:text-position="0% 100%" fo:font-size="24pt" style:font-size-asian="26pt" style:font-size-complex="26pt"/>
    </style:style>
    <style:style style:name="T5" style:family="text">
      <style:text-properties style:text-position="0% 100%" fo:font-size="24pt" style:font-size-asian="26pt" style:font-size-complex="26pt"/>
    </style:style>
    <style:style style:name="T6" style:family="text">
      <style:text-properties fo:color="#23ff23" style:text-position="0% 100%" fo:font-size="24pt" style:font-size-asian="26pt" style:font-size-complex="26pt"/>
    </style:style>
    <style:style style:name="T7" style:family="text">
      <style:text-properties fo:color="#ff9966" fo:font-size="16pt" fo:font-weight="bold" style:font-size-asian="18pt" style:font-weight-asian="bold" style:font-size-complex="18pt" style:font-weight-complex="bold"/>
    </style:style>
    <style:style style:name="T8" style:family="text">
      <style:text-properties fo:color="#ff9966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ff9966" style:text-position="0% 100%"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color="#ffff00"/>
    </style:style>
    <style:style style:name="T13" style:family="text">
      <style:text-properties fo:color="#23ff23"/>
    </style:style>
    <style:style style:name="T14" style:family="text">
      <style:text-properties fo:color="#ffffff" fo:font-family="'Lucida Sans'" style:font-family-generic="swiss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762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0.762cm" text:min-label-width="0.762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1.524cm" text:min-label-width="0.762cm"/>
        <style:text-properties fo:font-family="StarSymbol" style:font-charset="x-symbol" fo:color="#33cc66" fo:font-size="80%"/>
      </text:list-level-style-bullet>
      <text:list-level-style-bullet text:level="4" text:bullet-char="➔">
        <style:list-level-properties text:space-before="2.286cm" text:min-label-width="0.762cm"/>
        <style:text-properties fo:font-family="StarSymbol" style:font-charset="x-symbol" fo:color="#ccccff" fo:font-size="45%"/>
      </text:list-level-style-bullet>
      <text:list-level-style-bullet text:level="5" text:bullet-char="●">
        <style:list-level-properties text:space-before="3.048cm" text:min-label-width="0.762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3.81cm" text:min-label-width="0.762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4.572cm" text:min-label-width="0.762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5.334cm" text:min-label-width="0.762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6.096cm" text:min-label-width="0.762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6.858cm" text:min-label-width="0.762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231: midterm exam ch10, 12, 18, 15</presentation:footer-decl>
      <presentation:footer-decl presentation:name="ftr2">CMPTxxxx</presentation:footer-decl>
      <presentation:date-time-decl presentation:name="dtd1" presentation:source="fixed">27 Nov 2012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Exam 3: ch10, 12, 18, 15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27 Nov 2012</text:p>
            <text:p text:style-name="P1">CMPT231</text:p>
            <text:p text:style-name="P1">Dr. Sean Ho</text:p>
            <text:p text:style-name="P1">Trinity Western University</text:p>
          </draw:text-box>
        </draw:frame>
        <draw:custom-shape draw:style-name="gr1" draw:text-style-name="P2" draw:layer="layout" svg:width="8.89cm" svg:height="3.81cm" svg:x="18.415cm" svg:y="8.255cm">
          <text:p text:style-name="P2">Open book, paper notes</text:p>
          <text:p text:style-name="P2">No electronic devices</text:p>
          <text:p text:style-name="P2">Please show your work</text:p>
          <draw:enhanced-geometry svg:viewBox="0 0 21600 21600" draw:type="rectangle" draw:enhanced-path="M 0 0 L 21600 0 21600 21600 0 21600 0 0 Z N"/>
        </draw:custom-shap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Exam 3: 40pts</text:p>
          </draw:text-box>
        </draw:frame>
        <draw:frame presentation:style-name="pr5" draw:layer="layout" svg:width="25.958cm" svg:height="15.734cm" svg:x="1.072cm" svg:y="3.039cm" presentation:class="outline" presentation:user-transformed="true">
          <draw:text-box>
            <text:list text:style-name="L2">
              <text:list-item>
                <text:p><text:span text:style-name="T1">[8]</text:span><text:span text:style-name="T2"> Write a function that </text:span><text:span text:style-name="T3">reverses</text:span><text:span text:style-name="T2"> a doubly-linked list in O(n) time.</text:span></text:p>
              </text:list-item>
              <text:list-item>
                <text:p><text:span text:style-name="T4">Preorder</text:span><text:span text:style-name="T5"> traversal of a BST yields:</text:span><text:span text:style-name="T6"> L F C E G T W V Z Y</text:span></text:p>
                <text:list>
                  <text:list-item>
                    <text:p><text:span text:style-name="T1">[7]</text:span><text:span text:style-name="T5"> </text:span><text:span text:style-name="T4">Draw</text:span><text:span text:style-name="T5"> the BST.</text:span></text:p>
                  </text:list-item>
                  <text:list-item>
                    <text:p><text:span text:style-name="T7">[3]</text:span><text:span text:style-name="T5"> Print a</text:span><text:span text:style-name="T4"> postorder</text:span><text:span text:style-name="T5"> traversal.</text:span></text:p>
                  </text:list-item>
                </text:list>
              </text:list-item>
              <text:list-item>
                <text:p><text:span text:style-name="T8">[10]</text:span><text:span text:style-name="T5"> Draw the </text:span><text:span text:style-name="T4">B-tree</text:span><text:span text:style-name="T5"> of t=3 with the following inserted in order. Draw the tree just before and just after each split:</text:span><text:span text:style-name="T5"><text:line-break/></text:span><text:span text:style-name="T5"><text:tab/></text:span><text:span text:style-name="T6">A G F B K D H M J E S I R X</text:span></text:p>
                <text:list>
                  <text:list-item>
                    <text:p text:style-name="P4"><text:span text:style-name="T8">[2]</text:span><text:span text:style-name="T5"> Draw the above tree after </text:span><text:span text:style-name="T4">deleting</text:span><text:span text:style-name="T5"> H.</text:span></text:p>
                  </text:list-item>
                </text:list>
              </text:list-item>
              <text:list-item>
                <text:p><text:span text:style-name="T9">[10]</text:span><text:span text:style-name="T5"> Demonstrate the dynamic programming solution for </text:span><text:span text:style-name="T4">optimal parenthesisation</text:span><text:span text:style-name="T5"> of a list of matrices with dimensions: </text:span><text:span text:style-name="T6">(2x5), (5x10), (10x4), (4x5)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Exam 3: solutions #1</text:p>
          </draw:text-box>
        </draw:frame>
        <draw:frame presentation:style-name="pr5" draw:layer="layout" svg:width="25.958cm" svg:height="15.734cm" svg:x="1.072cm" svg:y="3.039cm" presentation:class="outline" presentation:user-transformed="true">
          <draw:text-box>
            <text:list text:style-name="L2">
              <text:list-item>
                <text:p><text:span text:style-name="T1">[8]</text:span><text:span text:style-name="T2"> Write a function that </text:span><text:span text:style-name="T3">reverses</text:span><text:span text:style-name="T2"> a doubly-linked list in O(n) time</text:span><text:span text:style-name="T5">.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5">def reverse(list):</text:span></text:p>
                            <text:list>
                              <text:list-item>
                                <text:p><text:span text:style-name="T5">cur = list.head</text:span></text:p>
                              </text:list-item>
                              <text:list-item>
                                <text:p><text:span text:style-name="T5">while cur is not NULL:</text:span></text:p>
                                <text:list>
                                  <text:list-item>
                                    <text:p><text:span text:style-name="T5">tmp = cur.next</text:span></text:p>
                                  </text:list-item>
                                  <text:list-item>
                                    <text:p><text:span text:style-name="T5">cur.next = cur.prev</text:span></text:p>
                                  </text:list-item>
                                  <text:list-item>
                                    <text:p><text:span text:style-name="T5">cur.prev = tmp</text:span></text:p>
                                  </text:list-item>
                                  <text:list-item>
                                    <text:p><text:span text:style-name="T5">cur = tmp</text:span></text:p>
                                  </text:list-item>
                                </text:list>
                              </text:list-item>
                              <text:list-item>
                                <text:p><text:span text:style-name="T5">tmp = list.tail</text:span></text:p>
                              </text:list-item>
                              <text:list-item>
                                <text:p><text:span text:style-name="T5">list.tail = list.head</text:span></text:p>
                              </text:list-item>
                              <text:list-item>
                                <text:p><text:span text:style-name="T5">list.head = tmp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Exam 3: solutions #2</text:p>
          </draw:text-box>
        </draw:frame>
        <draw:frame presentation:style-name="pr7" draw:layer="layout" svg:width="25.958cm" svg:height="2.676cm" svg:x="1.072cm" svg:y="3.039cm" presentation:class="outline" presentation:user-transformed="true">
          <draw:text-box>
            <text:list text:style-name="L2">
              <text:list-item>
                <text:p><text:span text:style-name="T4">Preorder</text:span><text:span text:style-name="T5"> traversal of a BST yields:</text:span><text:span text:style-name="T6"> L F C E G T W V Z Y</text:span></text:p>
                <text:list>
                  <text:list-item>
                    <text:p><text:span text:style-name="T1">[7]</text:span><text:span text:style-name="T5"> </text:span><text:span text:style-name="T4">Draw</text:span><text:span text:style-name="T5"> the BST.</text:span></text:p>
                  </text:list-item>
                </text:list>
              </text:list-item>
            </text:list>
          </draw:text-box>
        </draw:frame>
        <draw:frame presentation:style-name="pr8" draw:layer="layout" svg:width="25.958cm" svg:height="2.898cm" svg:x="1.072cm" svg:y="15.87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7">[3]</text:span><text:span text:style-name="T5"> Print a</text:span><text:span text:style-name="T4"> postorder</text:span><text:span text:style-name="T5"> traversal.</text:span></text:p>
                  </text:list-item>
                  <text:list-item>
                    <text:p><text:span text:style-name="T6">E C G F V Y Z W T L</text:span></text:p>
                  </text:list-item>
                </text:list>
              </text:list-item>
            </text:list>
          </draw:text-box>
        </draw:frame>
        <draw:custom-shape draw:style-name="gr1" draw:text-style-name="P5" xml:id="id1" draw:id="id1" draw:layer="layout" svg:width="2.005cm" svg:height="1.002cm" svg:x="11.395cm" svg:y="5.515cm">
          <text:p text:style-name="P2"><text:span text:style-name="T10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xml:id="id2" draw:id="id2" draw:layer="layout" svg:width="2.005cm" svg:height="1.002cm" svg:x="8.196cm" svg:y="7.515cm">
          <text:p text:style-name="P2"><text:span text:style-name="T10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xml:id="id3" draw:id="id3" draw:layer="layout" svg:width="2.005cm" svg:height="1.002cm" svg:x="5.497cm" svg:y="9.565cm">
          <text:p text:style-name="P2"><text:span text:style-name="T10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xml:id="id5" draw:id="id5" draw:layer="layout" svg:width="2.005cm" svg:height="1.002cm" svg:x="8.098cm" svg:y="11.715cm">
          <text:p text:style-name="P2"><text:span text:style-name="T10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xml:id="id4" draw:id="id4" draw:layer="layout" svg:width="2.005cm" svg:height="1.002cm" svg:x="10.598cm" svg:y="9.565cm">
          <text:p text:style-name="P2"><text:span text:style-name="T10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xml:id="id6" draw:id="id6" draw:layer="layout" svg:width="2.005cm" svg:height="1.002cm" svg:x="14.797cm" svg:y="7.515cm">
          <text:p text:style-name="P2"><text:span text:style-name="T10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xml:id="id7" draw:id="id7" draw:layer="layout" svg:width="2.005cm" svg:height="1.002cm" svg:x="18.698cm" svg:y="9.565cm">
          <text:p text:style-name="P2"><text:span text:style-name="T10">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xml:id="id8" draw:id="id8" draw:layer="layout" svg:width="2.005cm" svg:height="1.002cm" svg:x="15.899cm" svg:y="11.715cm">
          <text:p text:style-name="P2"><text:span text:style-name="T10">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xml:id="id9" draw:id="id9" draw:layer="layout" svg:width="2.005cm" svg:height="1.002cm" svg:x="21.699cm" svg:y="11.715cm">
          <text:p text:style-name="P2"><text:span text:style-name="T10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xml:id="id10" draw:id="id10" draw:layer="layout" svg:width="2.005cm" svg:height="1.002cm" svg:x="19.8cm" svg:y="13.615cm">
          <text:p text:style-name="P2"><text:span text:style-name="T10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1.688cm" svg:y1="6.371cm" svg:x2="9.908cm" svg:y2="7.661cm" draw:start-shape="id1" draw:start-glue-point="7" draw:end-shape="id2" draw:end-glue-point="11" svg:d="m11688 6371-1780 1290" svg:viewBox="0 0 1781 1291">
          <text:p/>
        </draw:connector>
        <draw:connector draw:style-name="gr3" draw:text-style-name="P2" draw:layer="layout" draw:type="line" svg:x1="8.489cm" svg:y1="8.371cm" svg:x2="7.209cm" svg:y2="9.711cm" draw:start-shape="id2" draw:start-glue-point="7" draw:end-shape="id3" draw:end-glue-point="11" svg:d="m8489 8371-1280 1340" svg:viewBox="0 0 1281 1341">
          <text:p/>
        </draw:connector>
        <draw:connector draw:style-name="gr3" draw:text-style-name="P2" draw:layer="layout" draw:type="line" svg:x1="9.908cm" svg:y1="8.371cm" svg:x2="10.891cm" svg:y2="9.711cm" draw:start-shape="id2" draw:start-glue-point="9" draw:end-shape="id4" draw:end-glue-point="5" svg:d="m9908 8371 983 1340" svg:viewBox="0 0 984 1341">
          <text:p/>
        </draw:connector>
        <draw:connector draw:style-name="gr3" draw:text-style-name="P2" draw:layer="layout" draw:type="line" svg:x1="8.391cm" svg:y1="11.861cm" svg:x2="7.209cm" svg:y2="10.421cm" draw:start-shape="id5" draw:start-glue-point="5" draw:end-shape="id3" draw:end-glue-point="9" svg:d="m8391 11861-1182-1440" svg:viewBox="0 0 1183 1441">
          <text:p/>
        </draw:connector>
        <draw:connector draw:style-name="gr3" draw:text-style-name="P2" draw:layer="layout" draw:type="line" svg:x1="13.107cm" svg:y1="6.371cm" svg:x2="15.09cm" svg:y2="7.661cm" draw:start-shape="id1" draw:start-glue-point="9" draw:end-shape="id6" draw:end-glue-point="5" svg:d="m13107 6371 1983 1290" svg:viewBox="0 0 1984 1291">
          <text:p/>
        </draw:connector>
        <draw:connector draw:style-name="gr3" draw:text-style-name="P2" draw:layer="layout" draw:type="line" svg:x1="18.991cm" svg:y1="9.711cm" svg:x2="16.509cm" svg:y2="8.371cm" draw:start-shape="id7" draw:start-glue-point="5" draw:end-shape="id6" draw:end-glue-point="9" svg:d="m18991 9711-2482-1340" svg:viewBox="0 0 2483 1341">
          <text:p/>
        </draw:connector>
        <draw:connector draw:style-name="gr3" draw:text-style-name="P2" draw:layer="layout" draw:type="line" svg:x1="18.991cm" svg:y1="10.421cm" svg:x2="17.611cm" svg:y2="11.861cm" draw:start-shape="id7" draw:start-glue-point="7" draw:end-shape="id8" draw:end-glue-point="11" svg:d="m18991 10421-1380 1440" svg:viewBox="0 0 1381 1441">
          <text:p/>
        </draw:connector>
        <draw:connector draw:style-name="gr3" draw:text-style-name="P2" draw:layer="layout" draw:type="line" svg:x1="20.41cm" svg:y1="10.421cm" svg:x2="21.992cm" svg:y2="11.861cm" draw:start-shape="id7" draw:start-glue-point="9" draw:end-shape="id9" draw:end-glue-point="5" svg:d="m20410 10421 1582 1440" svg:viewBox="0 0 1583 1441">
          <text:p/>
        </draw:connector>
        <draw:connector draw:style-name="gr3" draw:text-style-name="P2" draw:layer="layout" draw:type="line" svg:x1="21.512cm" svg:y1="13.761cm" svg:x2="21.992cm" svg:y2="12.571cm" draw:start-shape="id10" draw:start-glue-point="11" draw:end-shape="id9" draw:end-glue-point="7" svg:d="m21512 13761 480-1190" svg:viewBox="0 0 481 1191">
          <text:p/>
        </draw:connector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Exam 3: solutions #3</text:p>
          </draw:text-box>
        </draw:frame>
        <draw:frame presentation:style-name="pr7" draw:layer="layout" svg:width="25.958cm" svg:height="2.959cm" svg:x="1.072cm" svg:y="3.039cm" presentation:class="outline" presentation:user-transformed="true">
          <draw:text-box>
            <text:list text:style-name="L2">
              <text:list-item>
                <text:p><text:span text:style-name="T8">[10]</text:span><text:span text:style-name="T5"> Draw the </text:span><text:span text:style-name="T4">B-tree</text:span><text:span text:style-name="T5"> of t=3 with the following inserted in order. Draw the tree just before and just after each split:</text:span><text:span text:style-name="T5"><text:line-break/></text:span><text:span text:style-name="T5"><text:tab/></text:span><text:span text:style-name="T6">A G F B K D H M J E S I R X</text:span></text:p>
              </text:list-item>
            </text:list>
          </draw:text-box>
        </draw:frame>
        <draw:frame presentation:style-name="pr9" draw:layer="layout" svg:width="25.958cm" svg:height="1.271cm" svg:x="1.072cm" svg:y="15.2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8">[2]</text:span><text:span text:style-name="T5"> Draw the above tree after </text:span><text:span text:style-name="T4">deleting</text:span><text:span text:style-name="T5"> H.</text:span></text:p>
                  </text:list-item>
                </text:list>
              </text:list-item>
            </text:list>
          </draw:text-box>
        </draw:frame>
        <draw:custom-shape draw:style-name="gr1" draw:text-style-name="P2" draw:layer="layout" svg:width="2.54cm" svg:height="0.87cm" svg:x="10.555cm" svg:y="9.29cm">
          <text:p text:style-name="P2">ABFGK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61cm" svg:height="0.869cm" svg:x="15.155cm" svg:y="9.291cm">
          <text:p text:style-name="P2">ABD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1.61cm" svg:height="0.868cm" svg:x="17.355cm" svg:y="9.292cm">
          <text:p text:style-name="P2">GK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cm" svg:height="0.897cm" svg:x="16.565cm" svg:y="7.993cm">
          <text:p text:style-name="P2">F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6.565cm" svg:y1="8.441cm" svg:x2="15.96cm" svg:y2="9.291cm" draw:start-shape="id11" draw:start-glue-point="3" draw:end-shape="id12" draw:end-glue-point="0" svg:d="m16565 8441-605 850" svg:viewBox="0 0 606 851">
          <text:p/>
        </draw:connector>
        <draw:connector draw:style-name="gr4" draw:text-style-name="P2" draw:layer="layout" draw:type="line" svg:x1="17.565cm" svg:y1="8.441cm" svg:x2="18.16cm" svg:y2="9.292cm" draw:start-shape="id11" draw:start-glue-point="1" draw:end-shape="id13" draw:end-glue-point="0" svg:d="m17565 8441 595 851" svg:viewBox="0 0 596 852">
          <text:p/>
        </draw:connector>
        <draw:custom-shape draw:style-name="gr1" draw:text-style-name="P2" xml:id="id15" draw:id="id15" draw:layer="layout" svg:width="1.945cm" svg:height="0.869cm" svg:x="21.18cm" svg:y="9.291cm">
          <text:p text:style-name="P2">ABDE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2.465cm" svg:height="0.868cm" svg:x="23.98cm" svg:y="9.292cm">
          <text:p text:style-name="P2">GHJK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4" draw:id="id14" draw:layer="layout" svg:width="1cm" svg:height="0.897cm" svg:x="23.09cm" svg:y="7.993cm">
          <text:p text:style-name="P2">F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23.09cm" svg:y1="8.441cm" svg:x2="22.152cm" svg:y2="9.291cm" draw:start-shape="id14" draw:start-glue-point="3" draw:end-shape="id15" draw:end-glue-point="0" svg:d="m23090 8441-938 850" svg:viewBox="0 0 939 851">
          <text:p/>
        </draw:connector>
        <draw:connector draw:style-name="gr4" draw:text-style-name="P2" draw:layer="layout" draw:type="line" svg:x1="24.09cm" svg:y1="8.441cm" svg:x2="25.212cm" svg:y2="9.292cm" draw:start-shape="id14" draw:start-glue-point="1" draw:end-shape="id16" draw:end-glue-point="0" svg:d="m24090 8441 1122 851" svg:viewBox="0 0 1123 852">
          <text:p/>
        </draw:connector>
        <draw:custom-shape draw:style-name="gr1" draw:text-style-name="P2" xml:id="id18" draw:id="id18" draw:layer="layout" svg:width="1.96cm" svg:height="0.869cm" svg:x="12.3cm" svg:y="13.235cm">
          <text:p text:style-name="P2">ABDE</text:p>
          <draw:enhanced-geometry svg:viewBox="0 0 21600 21600" draw:type="rectangle" draw:enhanced-path="M 0 0 L 21600 0 21600 21600 0 21600 0 0 Z N"/>
        </draw:custom-shape>
        <draw:custom-shape draw:style-name="gr1" draw:text-style-name="P2" xml:id="id19" draw:id="id19" draw:layer="layout" svg:width="1.905cm" svg:height="0.868cm" svg:x="16.51cm" svg:y="13.236cm">
          <text:p text:style-name="P2">KM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7" draw:id="id17" draw:layer="layout" svg:width="1cm" svg:height="0.897cm" svg:x="14.86cm" svg:y="11.937cm">
          <text:p text:style-name="P2">FJ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4.86cm" svg:y1="12.385cm" svg:x2="13.28cm" svg:y2="13.235cm" draw:start-shape="id17" draw:start-glue-point="3" draw:end-shape="id18" draw:end-glue-point="0" svg:d="m14860 12385-1580 850" svg:viewBox="0 0 1581 851">
          <text:p/>
        </draw:connector>
        <draw:connector draw:style-name="gr4" draw:text-style-name="P2" draw:layer="layout" draw:type="line" svg:x1="15.86cm" svg:y1="12.385cm" svg:x2="17.462cm" svg:y2="13.236cm" draw:start-shape="id17" draw:start-glue-point="1" draw:end-shape="id19" draw:end-glue-point="0" svg:d="m15860 12385 1602 851" svg:viewBox="0 0 1603 852">
          <text:p/>
        </draw:connector>
        <draw:custom-shape draw:style-name="gr1" draw:text-style-name="P2" xml:id="id20" draw:id="id20" draw:layer="layout" svg:width="1.379cm" svg:height="0.869cm" svg:x="14.65cm" svg:y="13.236cm">
          <text:p text:style-name="P2">GH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5.36cm" svg:y1="12.834cm" svg:x2="15.339cm" svg:y2="13.236cm" draw:start-shape="id17" draw:start-glue-point="2" draw:end-shape="id20" svg:d="m15360 12834-21 402" svg:viewBox="0 0 22 403">
          <text:p/>
        </draw:connector>
        <draw:custom-shape draw:style-name="gr1" draw:text-style-name="P2" xml:id="id22" draw:id="id22" draw:layer="layout" svg:width="2.245cm" svg:height="0.869cm" svg:x="20.085cm" svg:y="13.335cm">
          <text:p text:style-name="P2">ABDE</text:p>
          <draw:enhanced-geometry svg:viewBox="0 0 21600 21600" draw:type="rectangle" draw:enhanced-path="M 0 0 L 21600 0 21600 21600 0 21600 0 0 Z N"/>
        </draw:custom-shape>
        <draw:custom-shape draw:style-name="gr1" draw:text-style-name="P2" xml:id="id23" draw:id="id23" draw:layer="layout" svg:width="2.54cm" svg:height="0.868cm" svg:x="24.53cm" svg:y="13.336cm">
          <text:p text:style-name="P2">KMRS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1" draw:id="id21" draw:layer="layout" svg:width="1cm" svg:height="0.897cm" svg:x="22.83cm" svg:y="12.037cm">
          <text:p text:style-name="P2">FJ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22.83cm" svg:y1="12.485cm" svg:x2="21.207cm" svg:y2="13.335cm" draw:start-shape="id21" draw:start-glue-point="3" draw:end-shape="id22" draw:end-glue-point="0" svg:d="m22830 12485-1623 850" svg:viewBox="0 0 1624 851">
          <text:p/>
        </draw:connector>
        <draw:connector draw:style-name="gr4" draw:text-style-name="P2" draw:layer="layout" draw:type="line" svg:x1="23.83cm" svg:y1="12.485cm" svg:x2="25.8cm" svg:y2="13.336cm" draw:start-shape="id21" draw:start-glue-point="1" draw:end-shape="id23" draw:end-glue-point="0" svg:d="m23830 12485 1970 851" svg:viewBox="0 0 1971 852">
          <text:p/>
        </draw:connector>
        <draw:custom-shape draw:style-name="gr1" draw:text-style-name="P2" xml:id="id24" draw:id="id24" draw:layer="layout" svg:width="1.379cm" svg:height="0.869cm" svg:x="22.72cm" svg:y="13.336cm">
          <text:p text:style-name="P2">GHI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23.33cm" svg:y1="12.934cm" svg:x2="23.409cm" svg:y2="13.336cm" draw:start-shape="id21" draw:start-glue-point="2" draw:end-shape="id24" svg:d="m23330 12934 79 402" svg:viewBox="0 0 80 403">
          <text:p/>
        </draw:connector>
        <draw:custom-shape draw:style-name="gr1" draw:text-style-name="P2" xml:id="id26" draw:id="id26" draw:layer="layout" svg:width="2.245cm" svg:height="0.869cm" svg:x="8.255cm" svg:y="17.807cm">
          <text:p text:style-name="P2">ABDE</text:p>
          <draw:enhanced-geometry svg:viewBox="0 0 21600 21600" draw:type="rectangle" draw:enhanced-path="M 0 0 L 21600 0 21600 21600 0 21600 0 0 Z N"/>
        </draw:custom-shape>
        <draw:custom-shape draw:style-name="gr1" draw:text-style-name="P2" xml:id="id27" draw:id="id27" draw:layer="layout" svg:width="2.54cm" svg:height="0.868cm" svg:x="12.7cm" svg:y="17.808cm">
          <text:p text:style-name="P2">KMRS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5" draw:id="id25" draw:layer="layout" svg:width="1cm" svg:height="0.897cm" svg:x="11cm" svg:y="16.509cm">
          <text:p text:style-name="P2">FJ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1cm" svg:y1="16.957cm" svg:x2="9.377cm" svg:y2="17.807cm" draw:start-shape="id25" draw:start-glue-point="3" draw:end-shape="id26" draw:end-glue-point="0" svg:d="m11000 16957-1623 850" svg:viewBox="0 0 1624 851">
          <text:p/>
        </draw:connector>
        <draw:connector draw:style-name="gr4" draw:text-style-name="P2" draw:layer="layout" draw:type="line" svg:x1="12cm" svg:y1="16.957cm" svg:x2="13.97cm" svg:y2="17.808cm" draw:start-shape="id25" draw:start-glue-point="1" draw:end-shape="id27" draw:end-glue-point="0" svg:d="m12000 16957 1970 851" svg:viewBox="0 0 1971 852">
          <text:p/>
        </draw:connector>
        <draw:custom-shape draw:style-name="gr1" draw:text-style-name="P2" xml:id="id28" draw:id="id28" draw:layer="layout" svg:width="1.379cm" svg:height="0.869cm" svg:x="10.89cm" svg:y="17.808cm">
          <text:p text:style-name="P2">GI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1.5cm" svg:y1="17.406cm" svg:x2="11.579cm" svg:y2="17.808cm" draw:start-shape="id25" draw:start-glue-point="2" draw:end-shape="id28" svg:d="m11500 17406 79 402" svg:viewBox="0 0 80 403">
          <text:p/>
        </draw:connector>
        <draw:frame draw:style-name="gr5" draw:text-style-name="P7" draw:layer="layout" svg:width="10.886cm" svg:height="1.725cm" svg:x="1.905cm" svg:y="7.287cm">
          <draw:text-box>
            <text:p><text:span text:style-name="T11">t=3 means each node may have</text:span><text:span text:style-name="T11"><text:line-break/></text:span><text:span text:style-name="T11">between 2 and 5 keys</text:span></text:p>
          </draw:text-box>
        </draw:frame>
        <draw:custom-shape draw:style-name="gr6" draw:text-style-name="P2" draw:layer="layout" svg:width="1.17cm" svg:height="1.17cm" svg:x="13.535cm" svg:y="8.99cm">
          <text:p/>
          <draw:enhanced-geometry svg:viewBox="0 0 21600 21600" draw:text-areas="0 0 21600 21600" draw:mirror-horizontal="false" draw:mirror-vertical="false" draw:type="notched-right-arrow" draw:modifiers="10034.5004269855 5865.75576430401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17cm" svg:height="1.17cm" svg:x="19.535cm" svg:y="8.99cm">
          <text:p/>
          <draw:enhanced-geometry svg:viewBox="0 0 21600 21600" draw:text-areas="0 0 21600 21600" draw:mirror-horizontal="false" draw:mirror-vertical="false" draw:type="notched-right-arrow" draw:modifiers="10034.5004269855 5865.75576430401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17cm" svg:height="1.17cm" svg:x="10.835cm" svg:y="12.49cm">
          <text:p/>
          <draw:enhanced-geometry svg:viewBox="0 0 21600 21600" draw:text-areas="0 0 21600 21600" draw:mirror-horizontal="false" draw:mirror-vertical="false" draw:type="notched-right-arrow" draw:modifiers="10034.5004269855 5865.75576430401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17cm" svg:height="1.17cm" svg:x="18.635cm" svg:y="12.49cm">
          <text:p/>
          <draw:enhanced-geometry svg:viewBox="0 0 21600 21600" draw:text-areas="0 0 21600 21600" draw:mirror-horizontal="false" draw:mirror-vertical="false" draw:type="notched-right-arrow" draw:modifiers="10034.5004269855 5865.75576430401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WU_20_Slide" presentation:presentation-page-layout-name="AL3T14" presentation:use-footer-name="ftr1" presentation:use-date-time-name="dtd1">
        <office:forms form:automatic-focus="false" form:apply-design-mode="false"/>
        <draw:frame presentation:style-name="pr10" draw:layer="layout" svg:width="25.708cm" svg:height="1.808cm" svg:x="1cm" svg:y="0.337cm" presentation:class="title">
          <draw:text-box>
            <text:p>Exam 3: solutions #4</text:p>
          </draw:text-box>
        </draw:frame>
        <draw:frame presentation:style-name="pr11" draw:layer="layout" svg:width="25.958cm" svg:height="7.504cm" svg:x="1.072cm" svg:y="3.039cm" presentation:class="outline">
          <draw:text-box>
            <text:list text:style-name="L2">
              <text:list-item>
                <text:p><text:span text:style-name="T9">[10]</text:span><text:span text:style-name="T5"> Demonstrate the dynamic programming solution for </text:span><text:span text:style-name="T4">optimal parenthesisation</text:span><text:span text:style-name="T5"> of a list of matrices with dimensions: </text:span><text:span text:style-name="T6">(2x5), (5x10), (10x4), (4x5)</text:span></text:p>
              </text:list-item>
            </text:list>
          </draw:text-box>
        </draw:frame>
        <draw:frame presentation:style-name="pr12" draw:layer="layout" svg:width="25.958cm" svg:height="1.615cm" svg:x="1.072cm" svg:y="17.145cm" presentation:class="outline" presentation:user-transformed="true">
          <draw:text-box>
            <text:list text:style-name="L2">
              <text:list-item>
                <text:p><text:span text:style-name="T12">Solution</text:span>: <text:span text:style-name="T13">(( (2x5) (5x10) ) (10x4) ) (4x5)</text:span></text:p>
              </text:list-item>
            </text:list>
          </draw:text-box>
        </draw:frame>
        <draw:frame draw:style-name="standard" draw:layer="layout" svg:width="14.098cm" svg:height="5.409cm" svg:x="0.774cm" svg:y="8.95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14">m(i,j)</text:span></text:p>
              </table:table-cell>
              <table:table-cell>
                <text:p text:style-name="P2"><text:span text:style-name="T14">1</text:span></text:p>
              </table:table-cell>
              <table:table-cell>
                <text:p text:style-name="P2"><text:span text:style-name="T14">2</text:span></text:p>
              </table:table-cell>
              <table:table-cell>
                <text:p text:style-name="P2"><text:span text:style-name="T14">3</text:span></text:p>
              </table:table-cell>
              <table:table-cell>
                <text:p text:style-name="P2"><text:span text:style-name="T14">4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4">1</text:span></text:p>
              </table:table-cell>
              <table:table-cell>
                <text:p text:style-name="P2"><text:span text:style-name="T14">0</text:span></text:p>
              </table:table-cell>
              <table:table-cell>
                <text:p text:style-name="P2"><text:span text:style-name="T14">100</text:span></text:p>
              </table:table-cell>
              <table:table-cell>
                <text:p text:style-name="P2"><text:span text:style-name="T14">180</text:span></text:p>
              </table:table-cell>
              <table:table-cell>
                <text:p text:style-name="P2"><text:span text:style-name="T14">220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4">2</text:span></text:p>
              </table:table-cell>
              <table:table-cell>
                <text:p text:style-name="P2"><text:span text:style-name="T14">.</text:span></text:p>
              </table:table-cell>
              <table:table-cell>
                <text:p text:style-name="P2"><text:span text:style-name="T14">0</text:span></text:p>
              </table:table-cell>
              <table:table-cell>
                <text:p text:style-name="P2"><text:span text:style-name="T14">200</text:span></text:p>
              </table:table-cell>
              <table:table-cell>
                <text:p text:style-name="P2"><text:span text:style-name="T14">300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4">3</text:span></text:p>
              </table:table-cell>
              <table:table-cell>
                <text:p text:style-name="P2"><text:span text:style-name="T14">.</text:span></text:p>
              </table:table-cell>
              <table:table-cell>
                <text:p text:style-name="P2"><text:span text:style-name="T14">.</text:span></text:p>
              </table:table-cell>
              <table:table-cell>
                <text:p text:style-name="P2"><text:span text:style-name="T14">0</text:span></text:p>
              </table:table-cell>
              <table:table-cell>
                <text:p text:style-name="P2"><text:span text:style-name="T14">200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4">4</text:span></text:p>
              </table:table-cell>
              <table:table-cell>
                <text:p text:style-name="P2"><text:span text:style-name="T14">.</text:span></text:p>
              </table:table-cell>
              <table:table-cell>
                <text:p text:style-name="P2"><text:span text:style-name="T14">.</text:span></text:p>
              </table:table-cell>
              <table:table-cell>
                <text:p text:style-name="P2"><text:span text:style-name="T14">.</text:span></text:p>
              </table:table-cell>
              <table:table-cell>
                <text:p text:style-name="P2"><text:span text:style-name="T14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1.279cm" svg:height="4.327cm" svg:x="15.976cm" svg:y="9.1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14">s(i,j)</text:span></text:p>
              </table:table-cell>
              <table:table-cell>
                <text:p text:style-name="P2"><text:span text:style-name="T14">2</text:span></text:p>
              </table:table-cell>
              <table:table-cell>
                <text:p text:style-name="P2"><text:span text:style-name="T14">3</text:span></text:p>
              </table:table-cell>
              <table:table-cell>
                <text:p text:style-name="P2"><text:span text:style-name="T14">4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4">1</text:span></text:p>
              </table:table-cell>
              <table:table-cell>
                <text:p text:style-name="P2"><text:span text:style-name="T14">.</text:span></text:p>
              </table:table-cell>
              <table:table-cell>
                <text:p text:style-name="P2"><text:span text:style-name="T14">2</text:span></text:p>
              </table:table-cell>
              <table:table-cell>
                <text:p text:style-name="P2"><text:span text:style-name="T14">3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4">2</text:span></text:p>
              </table:table-cell>
              <table:table-cell>
                <text:p text:style-name="P2"><text:span text:style-name="T14">.</text:span></text:p>
              </table:table-cell>
              <table:table-cell>
                <text:p text:style-name="P2"><text:span text:style-name="T14">.</text:span></text:p>
              </table:table-cell>
              <table:table-cell>
                <text:p text:style-name="P2"><text:span text:style-name="T14">3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4">3</text:span></text:p>
              </table:table-cell>
              <table:table-cell>
                <text:p text:style-name="P2"><text:span text:style-name="T14">.</text:span></text:p>
              </table:table-cell>
              <table:table-cell>
                <text:p text:style-name="P2"><text:span text:style-name="T14">.</text:span></text:p>
              </table:table-cell>
              <table:table-cell>
                <text:p text:style-name="P2"><text:span text:style-name="T14">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ffffff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visible" draw:shadow-offset-x="0.051cm" draw:shadow-offset-y="0.051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ffff00" fo:font-size="40pt" fo:text-shadow="1pt 1pt"/>
    </style:style>
    <style:style style:name="title1" style:family="graphic" style:parent-style-name="standard">
      <style:text-properties fo:font-size="32pt"/>
    </style:style>
    <style:style style:name="title2" style:family="graphic" style:parent-style-name="standard">
      <style:graphic-properties draw:fill-color="#ffcc99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size="28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 PL KaitiM GB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WU_20_Slide-background" style:display-name="TWU Slide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TWU_20_Slide-backgroundobjects" style:display-name="TWU Slide-backgroundobjects" style:family="presentation">
      <style:graphic-properties draw:stroke="none" svg:stroke-color="#ffffff" draw:fill="none" draw:fill-color="#ccccff" draw:opacity="50%" draw:fill-image-width="0cm" draw:fill-image-height="0cm" draw:shadow="hidden" draw:shadow-offset-x="0.305cm" draw:shadow-offset-y="0.305cm" draw:shadow-color="#808080" draw:shadow-opacity="50%"/>
      <style:paragraph-properties>
        <style:tab-stops/>
      </style:paragraph-properties>
      <style:text-properties fo:color="#e6e6e6" fo:font-family="'Lucida Sans'" style:font-style-name="Regular" style:font-pitch="variable" fo:font-size="14pt" fo:text-shadow="none" fo:font-weight="bold"/>
    </style:style>
    <style:style style:name="TWU_20_Slide-notes" style:display-name="TWU Slide-notes" style:family="presentation">
      <style:graphic-properties draw:stroke="none" draw:fill="none">
        <text:list-style style:name="TWU_20_Slide-notes" style:display-name="TWU 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6pt" fo:font-style="normal" fo:text-shadow="1pt 1pt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0_Slide-outline1" style:display-name="TWU Slide-outline1" style:family="presentation">
      <style:graphic-properties draw:stroke="none" draw:fill="none">
        <text:list-style style:name="TWU_20_Slide-outline1" style:display-name="TWU Slide-outline1">
          <text:list-level-style-bullet text:level="1" text:bullet-char="">
            <style:list-level-properties text:min-label-width="0.762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0.762cm" text:min-label-width="0.762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1.524cm" text:min-label-width="0.762cm"/>
            <style:text-properties fo:font-family="StarSymbol" style:font-charset="x-symbol" fo:color="#33cc66" fo:font-size="80%"/>
          </text:list-level-style-bullet>
          <text:list-level-style-bullet text:level="4" text:bullet-char="➔">
            <style:list-level-properties text:space-before="2.286cm" text:min-label-width="0.762cm"/>
            <style:text-properties fo:font-family="StarSymbol" style:font-charset="x-symbol" fo:color="#ccccff" fo:font-size="45%"/>
          </text:list-level-style-bullet>
          <text:list-level-style-bullet text:level="5" text:bullet-char="●">
            <style:list-level-properties text:space-before="3.048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3.81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4.572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5.334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6.096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6.858cm" text:min-label-width="0.762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8cm" fo:text-indent="0cm">
        <style:tab-stops/>
      </style:paragraph-properties>
      <style:text-properties fo:color="#ffffff" style:text-outline="false" style:text-line-through-style="none" fo:font-family="'Lucida Sans Unicode'" style:font-family-generic="swiss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outline2" style:display-name="TWU Slide-outline2" style:family="presentation" style:parent-style-name="TWU_20_Slide-outline1">
      <style:paragraph-properties fo:margin-left="0.508cm" fo:margin-right="0cm" fo:margin-top="0cm" fo:margin-bottom="0.381cm" fo:text-indent="0cm"/>
      <style:text-properties fo:font-family="'Lucida Sans Unicode'" style:font-family-generic="swiss" fo:font-size="28pt" style:font-size-asian="28pt" style:font-size-complex="28pt"/>
    </style:style>
    <style:style style:name="TWU_20_Slide-outline3" style:display-name="TWU Slide-outline3" style:family="presentation" style:parent-style-name="TWU_20_Slide-outline2">
      <style:paragraph-properties fo:margin-left="1.016cm" fo:margin-right="0cm" fo:margin-top="0cm" fo:margin-bottom="0.3cm" fo:text-indent="0cm"/>
      <style:text-properties fo:font-family="'Lucida Sans Unicode'" style:font-family-generic="swiss" fo:font-size="24pt" fo:font-weight="normal" style:font-size-asian="24pt" style:font-size-complex="24pt"/>
    </style:style>
    <style:style style:name="TWU_20_Slide-outline4" style:display-name="TWU Slide-outline4" style:family="presentation" style:parent-style-name="TWU_20_Slide-outline3">
      <style:paragraph-properties fo:margin-left="1.524cm" fo:margin-right="0cm" fo:margin-top="0cm" fo:margin-bottom="0.2cm" fo:text-indent="0cm"/>
      <style:text-properties fo:font-family="'Lucida Sans Unicode'" style:font-family-generic="swiss" fo:font-size="22pt" style:font-size-asian="20pt" style:font-size-complex="20pt"/>
    </style:style>
    <style:style style:name="TWU_20_Slide-outline5" style:display-name="TWU Slide-outline5" style:family="presentation" style:parent-style-name="TWU_20_Slide-outline4">
      <style:paragraph-properties fo:margin-left="2.032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6" style:display-name="TWU Slide-outline6" style:family="presentation" style:parent-style-name="TWU_20_Slide-outline5">
      <style:paragraph-properties fo:margin-left="2.54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7" style:display-name="TWU Slide-outline7" style:family="presentation" style:parent-style-name="TWU_20_Slide-outline6">
      <style:paragraph-properties fo:margin-left="3.048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8" style:display-name="TWU Slide-outline8" style:family="presentation" style:parent-style-name="TWU_20_Slide-outline7">
      <style:paragraph-properties fo:margin-left="3.556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9" style:display-name="TWU Slide-outline9" style:family="presentation" style:parent-style-name="TWU_20_Slide-outline8">
      <style:paragraph-properties fo:margin-left="4.064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subtitle" style:display-name="TWU Slide-subtitle" style:family="presentation">
      <style:graphic-properties draw:stroke="none" draw:fill="none" draw:textarea-vertical-align="middle">
        <text:list-style style:name="TWU_20_Slide-subtitle" style:display-name="TWU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28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title" style:display-name="TWU Slide-title" style:family="presentation">
      <style:graphic-properties draw:stroke="none" draw:fill="none" draw:textarea-vertical-align="middle">
        <text:list-style style:name="TWU_20_Slide-title" style:display-name="TWU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 Unicode'" style:font-family-generic="swiss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troke="none" svg:stroke-color="#ffffff" draw:fill="none" draw:opacity="50%" draw:fill-image-width="0cm" draw:fill-image-height="0cm" draw:shadow="hidden" draw:shadow-offset-x="0.305cm" draw:shadow-offset-y="0.305cm" draw:shadow-color="#808080" draw:shadow-opacity="50%"/>
      <style:paragraph-properties fo:text-align="center">
        <style:tab-stops/>
      </style:paragraph-properties>
      <style:text-properties fo:color="#e6e6e6" fo:font-family="'Luxi Sans'" style:font-style-name="Bold" style:font-family-generic="swiss" style:font-pitch="variable" fo:font-size="16pt" fo:font-weight="bold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 Unicode'" style:font-family-generic="swiss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family="'Lucida Sans Unicode'" style:font-family-generic="swiss"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family="'Lucida Sans Unicode'" style:font-family-generic="swiss"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 Unicode'" style:font-family-generic="swiss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opacity-name="" draw:textarea-horizontal-align="center" draw:textarea-vertical-align="middle" draw:shadow="hidden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TWU_20_Slide-title">
      <style:graphic-properties draw:fill-color="#ffffff" draw:auto-grow-height="false" fo:min-height="3.507cm"/>
    </style:style>
    <style:style style:name="Mpr2" style:family="presentation" style:parent-style-name="TWU_20_Slide-outline1" style:list-style-name="ML2">
      <style:graphic-properties draw:fill-color="#ffffff" draw:auto-grow-height="false" fo:min-height="13.86cm"/>
    </style:style>
    <style:style style:name="Mpr3" style:family="presentation" style:parent-style-name="TWU_20_Slide-backgroundobjects">
      <style:graphic-properties draw:stroke="none" draw:fill="none" draw:fill-color="#ffffff" draw:auto-grow-height="false" fo:min-height="1.449cm"/>
    </style:style>
    <style:style style:name="Mpr4" style:family="presentation" style:parent-style-name="TWU_20_Slide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TWU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WU_20_Slid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 style:list-style-name="ML4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auto-grow-height="false" fo:min-height="1.449cm"/>
    </style:style>
    <style:style style:name="Mpr10" style:family="presentation" style:parent-style-name="TWU_25_20Lecture-backgroundobjects">
      <style:graphic-properties draw:auto-grow-height="false" fo:min-height="1.7cm"/>
    </style:style>
    <style:style style:name="Mpr11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center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ucida Sans Unicode'" style:font-family-generic="swiss"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font-family="'Lucida Sans Unicode'" style:font-family-generic="swiss" fo:font-size="14pt" style:font-size-asian="14pt" style:font-size-complex="14pt"/>
    </style:style>
    <style:style style:name="MT4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5" style:family="text">
      <style:text-properties fo:font-family="'Lucida Sans Unicode'" style:font-family-generic="swiss"/>
    </style:style>
    <style:style style:name="MT6" style:family="text">
      <style:text-properties fo:font-family="'Lucida Sans Unicode'" style:font-family-generic="swiss" fo:font-size="18pt" style:font-size-asian="24pt" style:font-size-complex="2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WU_20_Slide" style:display-name="TWU Slide" style:page-layout-name="PM1" draw:style-name="Mdp1">
      <draw:frame draw:name="Slide Title" presentation:style-name="Mpr1" draw:text-style-name="MP1" draw:layer="backgroundobjects" svg:width="25.708cm" svg:height="1.808cm" svg:x="1cm" svg:y="0.337cm" presentation:class="title">
        <draw:text-box>
          <text:p text:style-name="MP1">Click to edit the title text</text:p>
        </draw:text-box>
        <svg:title>Slide Title</svg:title>
      </draw:frame>
      <draw:frame draw:name="Slide Content" presentation:style-name="Mpr2" draw:text-style-name="MP1" draw:layer="backgroundobjects" svg:width="25.958cm" svg:height="15.734cm" svg:x="1.072cm" svg:y="3.039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>Slide Content</svg:title>
        <svg:desc>Bullet-point outline.</svg:desc>
      </draw:frame>
      <draw:frame draw:name="Date/Time"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draw:name="Footer" presentation:style-name="Mpr3" draw:text-style-name="MP5" draw:layer="backgroundobjects" svg:width="14.01cm" svg:height="0.837cm" svg:x="5.04cm" svg:y="20.009cm" presentation:class="footer">
        <draw:text-box>
          <text:p text:style-name="MP5"><text:span text:style-name="MT1"><presentation:footer/></text:span></text:p>
        </draw:text-box>
      </draw:frame>
      <draw:frame draw:name="Slide Number"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3"><text:page-number>&lt;number&gt;</text:page-number></text:span></text:p>
        </draw:text-box>
      </draw:frame>
      <draw:rect presentation:style-name="Mpr4" draw:text-style-name="MP6" draw:layer="backgroundobjects" svg:width="13.477cm" svg:height="0.552cm" svg:x="0cm" svg:y="3.993cm">
        <text:p/>
      </draw:rect>
      <draw:rect draw:name="Title Bar" draw:style-name="Mgr3" draw:text-style-name="MP6" draw:layer="backgroundobjects" svg:width="9.922cm" svg:height="0.414cm" svg:x="0cm" svg:y="2.121cm">
        <text:p/>
      </draw:rect>
      <draw:g draw:name="TWU Logo"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frame draw:name="Footer" presentation:style-name="Mpr3" draw:text-style-name="MP5" draw:layer="backgroundobjects" svg:width="14.01cm" svg:height="0.837cm" svg:x="5.04cm" svg:y="20.01cm">
        <draw:text-box>
          <text:p text:style-name="MP7"><text:span text:style-name="MT1"><presentation:footer/></text:span></text:p>
        </draw:text-box>
      </draw:frame>
      <draw:frame draw:name="Footer" presentation:style-name="Mpr3" draw:text-style-name="MP5" draw:layer="backgroundobjects" svg:width="14.01cm" svg:height="0.837cm" svg:x="5.04cm" svg:y="20.01cm">
        <draw:text-box>
          <text:p text:style-name="MP7"><text:span text:style-name="MT3"><presentation:footer/></text:span></text:p>
        </draw:text-box>
      </draw:frame>
      <presentation:notes style:page-layout-name="PM2">
        <draw:page-thumbnail presentation:style-name="TWU_20_Slide-title" draw:layer="backgroundobjects" svg:width="13.968cm" svg:height="10.476cm" svg:x="3.81cm" svg:y="2.123cm" presentation:class="page"/>
        <draw:frame presentation:style-name="TWU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4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draw:name="Presentation Title"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</text:p>
        </draw:text-box>
      </draw:frame>
      <draw:frame draw:name="Title Page Contents" presentation:style-name="Mpr8" draw:text-style-name="MP1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Page Date/Time" presentation:style-name="Mpr9" draw:layer="backgroundobjects" svg:width="5.253cm" svg:height="1.246cm" svg:x="19.05cm" svg:y="19.754cm" presentation:class="date-time">
        <draw:text-box>
          <text:p><text:span text:style-name="MT5"><presentation:date-time/></text:span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frame draw:name="Title Page Page Number" presentation:style-name="Mpr9" draw:layer="backgroundobjects" svg:width="2.433cm" svg:height="1.246cm" svg:x="24.765cm" svg:y="19.754cm" presentation:class="page-number">
        <draw:text-box>
          <text:p><text:span text:style-name="MT5"><text:page-number>&lt;number&gt;</text:page-number></text:span></text:p>
        </draw:text-box>
      </draw:frame>
      <draw:frame presentation:style-name="Mpr10" draw:layer="backgroundobjects" svg:width="13.758cm" svg:height="0.993cm" svg:x="4.657cm" svg:y="19.678cm" presentation:class="footer">
        <draw:text-box>
          <text:p><text:span text:style-name="MT6"><presentation:footer/></text:span></text:p>
        </draw:text-box>
      </draw:frame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4"><text:span text:style-name="MT4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Linux_X86_64 LibreOffice_project/360m1$Build-3</meta:generator>
    <meta:creation-date>2010-12-06T13:22:16</meta:creation-date>
    <dc:language>en-US</dc:language>
    <meta:editing-cycles>164</meta:editing-cycles>
    <meta:editing-duration>P7DT1H37M27S</meta:editing-duration>
    <meta:initial-creator>sean ho</meta:initial-creator>
    <dc:date>2012-12-11T14:55:04</dc:date>
    <dc:creator>Sean Ho</dc:creator>
    <meta:document-statistic meta:object-count="24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ooo3/user/template/TWU%20Lecture.otp"/>
  </office:meta>
</office:document-meta>
</file>